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2" text:outline-level="2">Contact Info:</text:h>
      <text:p text:style-name="First_20_paragraph">Matthew Schick</text:p>
      <text:p text:style-name="Text_20_body">Cary, NC 27513</text:p>
      <text:p text:style-name="Text_20_body">Email: matt@excentral.org</text:p>
      <text:p text:style-name="Text_20_body">Mobile: 919.816.2308</text:p>
      <text:h text:style-name="Heading_20_2" text:outline-level="2">Objective:</text:h>
      <text:p text:style-name="First_20_paragraph">Work in a progressive organization to provide the best quality experience for end users.</text:p>
      <text:h text:style-name="Heading_20_2" text:outline-level="2">Qualifications:</text:h>
      <text:list text:style-name="L1">
        <text:list-item>
          <text:p text:style-name="P1">Network Services: Heimdal, OpenLDAP, Samba, Cups, Sendmail, Postfix, Qmail, BIND, DHCP, djbdns, Cyrus, Courier-IMAP, Cyrus SASL, Apache, Squid, NFS, Net-SNMP, OpenSSH, ProFTPd, Nginx</text:p>
        </text:list-item>
        <text:list-item>
          <text:p text:style-name="P1">Security: Snort, Prelude, Iptables, Logwatch, Tripwire, Nmap, Nessus, OpenVPN</text:p>
        </text:list-item>
        <text:list-item>
          <text:p text:style-name="P1">Linux Distributions: Gentoo, Red Hat, Suse, Debian, Ubuntu, Fedora</text:p>
        </text:list-item>
        <text:list-item>
          <text:p text:style-name="P1">Development: PHP, Python, Perl, Bash</text:p>
        </text:list-item>
        <text:list-item>
          <text:p text:style-name="P1">Databases: MySQL, PostgreSQL</text:p>
        </text:list-item>
        <text:list-item>
          <text:p text:style-name="P1">Virtualization: KVM, Xen, VMWare</text:p>
        </text:list-item>
        <text:list-item>
          <text:p text:style-name="P1">Automation: CFEngine, Puppet, Ansible</text:p>
        </text:list-item>
      </text:list>
      <text:h text:style-name="Heading_20_2" text:outline-level="2">Work History:</text:h>
      <text:h text:style-name="Heading_20_3" text:outline-level="3">TheTVDB.com</text:h>
      <text:h text:style-name="Heading_20_4" text:outline-level="4">Vice President, Infrastructure - March 2010 to Present</text:h>
      <text:list text:style-name="L2">
        <text:list-item>
          <text:p text:style-name="P2">Initially worked to solve severe stability issues caused by MySQL bug</text:p>
        </text:list-item>
        <text:list-item>
          <text:p text:style-name="P2">Converted site from single Apache/MySQL server to a proper tiered services deployment</text:p>
        </text:list-item>
        <text:list-item>
          <text:p text:style-name="P2">Numerous changes to enhance stability and site performance for current usage</text:p>
        </text:list-item>
        <text:list-item>
          <text:p text:style-name="P2">Currently building out new infrastructure to handle expected site growth and new codebase</text:p>
        </text:list-item>
        <text:list-item>
          <text:p text:style-name="P2">Deploying Ansible and GIT for new infrastructure to streamline management and code deployments</text:p>
        </text:list-item>
      </text:list>
      <text:h text:style-name="Heading_20_3" text:outline-level="3">Red Hat, Inc.</text:h>
      <text:h text:style-name="Heading_20_4" text:outline-level="4">Systems Architect - March 2013 to Jan 2014</text:h>
      <text:list text:style-name="L3">
        <text:list-item>
          <text:p text:style-name="P3">Evaluated and prioritized projects</text:p>
        </text:list-item>
        <text:list-item>
          <text:p text:style-name="P3">Built infrastructure to support various service evalutations</text:p>
        </text:list-item>
        <text:list-item>
          <text:p text:style-name="P3">Provided guidance and mentoring to junior systems administrators</text:p>
        </text:list-item>
        <text:list-item>
          <text:p text:style-name="P3">Key part of working group tasked with planning AM-Q Messaging implementation within Engineering, worked to build reference architecture to fit recommendations</text:p>
        </text:list-item>
      </text:list>
      <text:h text:style-name="Heading_20_4" text:outline-level="4">Manager, System Administrators - Jan 2010 to March 2013</text:h>
      <text:list text:style-name="L4">
        <text:list-item>
          <text:p text:style-name="P4">Managed geographically distributed team of system and lab administrators</text:p>
        </text:list-item>
        <text:list-item>
          <text:p text:style-name="P4">Team responsible for 24/7 emergency call and and 24/5 follow-the-sun support for Red Hat Engineering offices worldwide.</text:p>
        </text:list-item>
        <text:list-item>
          <text:p text:style-name="P4">Grew Operations team to include all critical global Engineering sites with a staff of over 30 Admins worldwide</text:p>
        </text:list-item>
        <text:list-item>
          <text:p text:style-name="P4">Assisted with migration of Xen virtual machines to KVM</text:p>
        </text:list-item>
      </text:list>
      <text:h text:style-name="Heading_20_4" text:outline-level="4">Supervisor, System Administrators - July 2008 to Jan 2010</text:h>
      <text:list text:style-name="L5">
        <text:list-item>
          <text:p text:style-name="P5">Light management duties</text:p>
        </text:list-item>
        <text:list-item>
          <text:p text:style-name="P5">Planned and executed numerous high profile infrastructure outages for maintenance and upgrades, including cross-departmental coordination</text:p>
        </text:list-item>
        <text:list-item>
          <text:p text:style-name="P5">Part of standard call rotation for critical infrastructure</text:p>
        </text:list-item>
        <text:list-item>
          <text:p text:style-name="P5">Set and worked monthly outage schedule for standard upgrade and maintenance</text:p>
        </text:list-item>
        <text:list-item>
          <text:p text:style-name="P5">Built and maintained initial KVM virtual machine infrastructure for new deployments</text:p>
        </text:list-item>
        <text:list-item>
          <text:p text:style-name="P5">Interviewed and helped hire multiple Administrators to provide support for infrastructure expansion</text:p>
        </text:list-item>
      </text:list>
      <text:h text:style-name="Heading_20_4" text:outline-level="4">System Administrator - March 2006 to July 2008</text:h>
      <text:list text:style-name="L6">
        <text:list-item>
          <text:p text:style-name="P6">Initially hired to support critical build systems, scope quickly grew to include key Engineering infrastructure</text:p>
        </text:list-item>
        <text:list-item>
          <text:p text:style-name="P6">Implemented comprehensive configuration management and automation tooling for all systems based on CFEngine using Subversion for change mangement</text:p>
        </text:list-item>
        <text:list-item>
          <text:p text:style-name="P6">Built redundant infrastructure for key services (including bugzilla) to reduce downtime and provide basic disaster recovery</text:p>
        </text:list-item>
        <text:list-item>
          <text:p text:style-name="P6">Deployed Nagios for monitoring of critical infrastructure, implemented basic call schedule</text:p>
        </text:list-item>
        <text:list-item>
          <text:p text:style-name="P6">Planned and implemented initial deployments and migrations of internal services to Xen virtual machines</text:p>
        </text:list-item>
      </text:list>
      <text:h text:style-name="Heading_20_3" text:outline-level="3">Open Source Software Institute</text:h>
      <text:h text:style-name="Heading_20_4" text:outline-level="4">Senior Technical Adviser - July 2003 to March 2006</text:h>
      <text:list text:style-name="L7">
        <text:list-item>
          <text:p text:style-name="P7">Tested Open Source groupware servers for potential implementation at a local university</text:p>
        </text:list-item>
        <text:list-item>
          <text:p text:style-name="P7">Evaluated all potential development and consulting projects</text:p>
        </text:list-item>
        <text:list-item>
          <text:p text:style-name="P7">Managed the Special Projects Group</text:p>
        </text:list-item>
        <text:list-item>
          <text:p text:style-name="P7">Plan, implement and maintain internal IT infrastructure, local and remote</text:p>
        </text:list-item>
        <text:list-item>
          <text:p text:style-name="P7">Created custom GNOME LiveCD to demonstrate Linux desktop viability for the US Naval Oceanographic Office (NAVOCEANO)</text:p>
        </text:list-item>
        <text:list-item>
          <text:p text:style-name="P7">Participated in various phases of a Cooperative Research and Development Agreement (CRADA) signed as a result of the LiveCD</text:p>
        </text:list-item>
      </text:list>
      <text:h text:style-name="Heading_20_3" text:outline-level="3">University of Southern Mississippi, School of Computing</text:h>
      <text:h text:style-name="Heading_20_4" text:outline-level="4">Systems Administrator - August 2001 to March 2006</text:h>
      <text:list text:style-name="L8">
        <text:list-item>
          <text:p text:style-name="P8">Rolled out VMware on Linux for other operating systems in our labs</text:p>
        </text:list-item>
        <text:list-item>
          <text:p text:style-name="P8">Xen server used for all testing and migration planning</text:p>
        </text:list-item>
        <text:list-item>
          <text:p text:style-name="P8">Supported user base of approx. 25 faculty and staff plus 500 students</text:p>
        </text:list-item>
        <text:list-item>
          <text:p text:style-name="P8">Responsible for six servers, 90 lab machines and all networking</text:p>
        </text:list-item>
        <text:list-item>
          <text:p text:style-name="P8">Migrated to LDAP for centralized user management</text:p>
        </text:list-item>
        <text:list-item>
          <text:p text:style-name="P8">Upgraded from mixed (thinnet, thicknet, cat5) 10 Mbps network thru 100 Mbps to 1000 Mbps</text:p>
        </text:list-item>
        <text:list-item>
          <text:p text:style-name="P8">Implemented Samba PDC complete with mandatory policies and roaming profiles, replaced with pGina</text:p>
        </text:list-item>
        <text:list-item>
          <text:p text:style-name="P8">Resurrected student LUG and actively participate in regular meetings and installfests</text:p>
        </text:list-item>
        <text:list-item>
          <text:p text:style-name="P8">Instituted security and maintenance policies for graduate students working under my supervision</text:p>
        </text:list-item>
        <text:list-item>
          <text:p text:style-name="P8">Actively implement equivalent Open Source software where appropriate on lab and office machines</text:p>
        </text:list-item>
        <text:list-item>
          <text:p text:style-name="P8">Rebuilt small computing cluster using Etherboot and NFS to provide images running LAM/MPI</text:p>
        </text:list-item>
      </text:list>
      <text:h text:style-name="Heading_20_3" text:outline-level="3">Independent Consultant</text:h>
      <text:h text:style-name="Heading_20_4" text:outline-level="4">January 2000 to Present</text:h>
      <text:list text:style-name="L9">
        <text:list-item>
          <text:p text:style-name="P9">Remote configuration and maintenance of Linux and Solaris servers</text:p>
        </text:list-item>
        <text:list-item>
          <text:p text:style-name="P9">Web development using PHP, Perl and MySQL</text:p>
        </text:list-item>
        <text:list-item>
          <text:p text:style-name="P9">Local hardware, software and networking support</text:p>
        </text:list-item>
      </text:list>
      <text:h text:style-name="Heading_20_3" text:outline-level="3">Network Technician</text:h>
      <text:h text:style-name="Heading_20_4" text:outline-level="4">Microcomputer Systems - September 1999 to December 1999</text:h>
      <text:list text:style-name="L10">
        <text:list-item>
          <text:p text:style-name="P10">Installed networking hardware and did basic troubleshooting of common issues</text:p>
        </text:list-item>
        <text:list-item>
          <text:p text:style-name="P10">Deployed multiple machines on Windows NT and Novell Netware networks in schools</text:p>
        </text:list-item>
        <text:list-item>
          <text:p text:style-name="P10">Used Ghost to broadcast disk images in labs</text:p>
        </text:list-item>
      </text:list>
      <text:h text:style-name="Heading_20_3" text:outline-level="3">Service Manager</text:h>
      <text:h text:style-name="Heading_20_4" text:outline-level="4">Racer Computer Outlet - November 1998 to September 1999</text:h>
      <text:list text:style-name="L11">
        <text:list-item>
          <text:p text:style-name="P11">Handled all hardware and software support</text:p>
        </text:list-item>
        <text:list-item>
          <text:p text:style-name="P11">Built significant non-warranty clientele within the first few months</text:p>
        </text:list-item>
        <text:list-item>
          <text:p text:style-name="P11">Assisted customers with custom PC configurations and hardware recommendations</text:p>
        </text:list-item>
      </text:list>
      <text:h text:style-name="Heading_20_2" text:outline-level="2">Education:</text:h>
      <text:list text:style-name="L12">
        <text:list-item>
          <text:p text:style-name="P12">1994-1996 - Jones County Junior College, Received "Letter J Award" for academic excelle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